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width="true" fo:min-height="0.685cm" fo:min-width="0cm"/>
      <style:paragraph-properties style:writing-mode="lr-tb"/>
    </style:style>
    <style:style style:name="gr2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685cm" fo:min-width="13.536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685cm" fo:min-width="2.916cm"/>
      <style:paragraph-properties style:writing-mode="lr-tb"/>
    </style:style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control draw:style-name="standard" draw:text-style-name="P1" draw:layer="controls" svg:width="10.1cm" svg:height="5.7cm" svg:x="1.9cm" svg:y="2.3cm" draw:control="control1"/>
        <draw:frame draw:style-name="gr1" draw:text-style-name="P2" draw:layer="layout" svg:width="5.54cm" svg:height="1.187cm" svg:x="14.166cm" svg:y="25.777cm">
          <draw:text-box>
            <text:p><text:author-name text:fixed="false"> </text:author-name>Parth Kapadia</text:p>
          </draw:text-box>
        </draw:frame>
        <draw:frame draw:style-name="gr2" draw:text-style-name="P2" draw:layer="layout" svg:width="3.762cm" svg:height="0.962cm" svg:x="3.3cm" svg:y="2.4cm">
          <draw:text-box>
            <text:p>Hello World</text:p>
          </draw:text-box>
        </draw:frame>
        <draw:frame draw:style-name="gr3" draw:text-style-name="P2" draw:layer="layout" svg:width="14.036cm" svg:height="1.187cm" svg:x="1.664cm" svg:y="0.8cm">
          <draw:text-box>
            <text:p><loext:page-name>&lt;page-name&gt;</loext:page-name></text:p>
          </draw:text-box>
        </draw:frame>
        <draw:frame draw:style-name="gr4" draw:text-style-name="P2" draw:layer="layout" svg:width="9.591cm" svg:height="1.187cm" svg:x="9.7cm" svg:y="0.913cm">
          <draw:text-box>
            <text:p>Libarchive_example_draw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13T10:30:04.902963340</meta:creation-date>
    <dc:date>2020-06-13T10:34:12.072328493</dc:date>
    <meta:editing-duration>PT4M11S</meta:editing-duration>
    <meta:editing-cycles>1</meta:editing-cycles>
    <meta:document-statistic meta:object-count="5"/>
    <meta:generator>LibreOffice/6.3.5.2$Linux_X86_64 LibreOffice_project/30$Build-2</meta:generator>
  </office:meta>
</office:document-meta>
</file>